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4B00000028AD2E953CD240E7937.jpg" manifest:media-type="image/jpeg"/>
  <manifest:file-entry manifest:full-path="Pictures/1000020100000139000000CEA295E11E259E4EBA.png" manifest:media-type="image/png"/>
  <manifest:file-entry manifest:full-path="Pictures/10000000000001A9000000FDEED54827CC175F84.jpg" manifest:media-type="image/jpeg"/>
  <manifest:file-entry manifest:full-path="Pictures/100000000000009F0000009FA115DF39F3FAB512.jpg" manifest:media-type="image/jpeg"/>
  <manifest:file-entry manifest:full-path="Pictures/10000000000003B6000003B63FB444AC9682BA62.jpg" manifest:media-type="image/jpeg"/>
  <manifest:file-entry manifest:full-path="Pictures/1000000000000320000003206FDB3957F8A74BF0.jpg" manifest:media-type="image/jpe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to_20_sem_20_preenchimento_20_nem_20_linha">
      <style:graphic-properties draw:stroke="none" draw:fill="none" draw:textarea-horizontal-align="center" draw:textarea-vertical-align="middle" draw:color-mode="standard" draw:luminance="0%" draw:contrast="0%" draw:gamma="100%" draw:red="0%" draw:green="0%" draw:blue="0%" fo:clip="rect(2.917cm, 9.449cm, 1.807cm, 9.558cm)" draw:image-opacity="100%" style:mirror="none"/>
    </style:style>
    <style:style style:name="gr2" style:family="graphic" style:parent-style-name="Objeto_20_sem_20_preenchimento_20_nem_20_linha">
      <style:graphic-properties draw:fill="none" draw:fill-color="#729fcf" draw:opacity="100%" draw:opacity-nam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to_20_sem_20_preenchimento_20_nem_20_linha">
      <style:graphic-properties draw:stroke="none" draw:fill="none" draw:textarea-horizontal-align="center" draw:textarea-vertical-align="middle" draw:shadow="hidden" draw:color-mode="standard" draw:luminance="0%" draw:contrast="0%" draw:gamma="100%" draw:red="0%" draw:green="0%" draw:blue="0%" fo:clip="rect(2.996cm, 12.348cm, 1.765cm, 12.874cm)" draw:image-opacity="100%" style:mirror="none"/>
    </style:style>
    <style:style style:name="gr4" style:family="graphic" style:parent-style-name="Objeto_20_sem_20_preenchimento_20_nem_20_linha">
      <style:graphic-properties draw:stroke="none" draw:fill="none" draw:textarea-horizontal-align="center" draw:textarea-vertical-align="middle" draw:color-mode="standard" draw:luminance="0%" draw:contrast="0%" draw:gamma="100%" draw:red="0%" draw:green="0%" draw:blue="0%" fo:clip="rect(0cm, 0cm, 0.454cm, 3.494cm)" draw:image-opacity="100%" style:mirror="none"/>
    </style:style>
    <style:style style:name="gr5" style:family="graphic" style:parent-style-name="Objeto_20_sem_20_preenchimento_20_nem_20_linha">
      <style:graphic-properties draw:stroke="none" draw:fill="none" draw:textarea-horizontal-align="center" draw:textarea-vertical-align="middle" draw:color-mode="standard" draw:luminance="0%" draw:contrast="0%" draw:gamma="100%" draw:red="0%" draw:green="0%" draw:blue="0%" fo:clip="rect(0.668cm, 3.008cm, 10.917cm, 2.672cm)" draw:image-opacity="100%" style:mirror="none"/>
    </style:style>
    <style:style style:name="gr6" style:family="graphic" style:parent-style-name="objectwithoutfill">
      <style:graphic-properties svg:stroke-width="0.106cm" svg:stroke-color="#ff0000" draw:marker-start-width="0.359cm" draw:marker-end-width="0.359cm" draw:fill="solid" draw:textarea-vertical-align="middle" fo:padding-top="0.178cm" fo:padding-bottom="0.178cm" fo:padding-left="0.303cm" fo:padding-right="0.303cm"/>
    </style:style>
    <style:style style:name="gr7" style:family="graphic" style:parent-style-name="objectwithoutfill">
      <style:graphic-properties svg:stroke-width="0.106cm" draw:marker-start-width="0.359cm" draw:marker-end-width="0.359cm" draw:fill="solid" draw:textarea-vertical-align="middle" fo:padding-top="0.178cm" fo:padding-bottom="0.178cm" fo:padding-left="0.303cm" fo:padding-right="0.303cm"/>
    </style:style>
    <style:style style:name="gr8" style:family="graphic" style:parent-style-name="objectwithoutfill">
      <style:graphic-properties svg:stroke-width="0.106cm" svg:stroke-color="#bf0041" draw:marker-start-width="0.359cm" draw:marker-end-width="0.359cm" draw:fill="solid" draw:textarea-vertical-align="middle" fo:padding-top="0.178cm" fo:padding-bottom="0.178cm" fo:padding-left="0.303cm" fo:padding-right="0.303cm"/>
    </style:style>
    <style:style style:name="gr9" style:family="graphic" style:parent-style-name="objectwithoutfill">
      <style:graphic-properties svg:stroke-width="0.106cm" svg:stroke-color="#ff8000" draw:marker-start-width="0.359cm" draw:marker-end-width="0.359cm" draw:fill="solid" draw:textarea-vertical-align="middle" fo:padding-top="0.178cm" fo:padding-bottom="0.178cm" fo:padding-left="0.303cm" fo:padding-right="0.303cm"/>
    </style:style>
    <style:style style:name="gr10" style:family="graphic" style:parent-style-name="Objeto_20_sem_20_preenchimento_20_nem_20_linha">
      <style:graphic-properties draw:stroke="none" draw:fill="none" draw:textarea-horizontal-align="center" draw:textarea-vertical-align="middle" draw:color-mode="standard" draw:luminance="0%" draw:contrast="0%" draw:gamma="100%" draw:red="0%" draw:green="0%" draw:blue="0%" fo:clip="rect(0cm, 0cm, 0.059cm, 0.823cm)" draw:image-opacity="100%" style:mirror="none"/>
    </style:style>
    <style:style style:name="gr11" style:family="graphic" style:parent-style-name="objectwithoutfill">
      <style:graphic-properties svg:stroke-width="0.106cm" svg:stroke-color="#2a6099" draw:marker-start-width="0.359cm" draw:marker-end-width="0.359cm" draw:fill="solid" draw:textarea-vertical-align="middle" fo:padding-top="0.178cm" fo:padding-bottom="0.178cm" fo:padding-left="0.303cm" fo:padding-right="0.303cm"/>
    </style:style>
    <style:style style:name="P1" style:family="paragraph">
      <loext:graphic-properties draw:fill="none"/>
      <style:paragraph-properties fo:text-align="center"/>
    </style:style>
    <style:style style:name="P2" style:family="paragraph">
      <loext:graphic-properties draw:fill="none" draw:fill-color="#729fcf" draw:opacity="100%"/>
      <style:paragraph-properties fo:text-align="center"/>
    </style:style>
    <style:style style:name="P3" style:family="paragraph">
      <loext:graphic-properties draw:fill="solid"/>
      <style:paragraph-properties fo:text-align="center"/>
    </style:style>
  </office:automatic-styles>
  <office:body>
    <office:drawing>
      <draw:page draw:name="page1" draw:style-name="dp1" draw:master-page-name="Padrão">
        <draw:frame draw:style-name="gr1" draw:text-style-name="P1" draw:layer="layout" svg:width="9.4cm" svg:height="13.283cm" svg:x="1.8cm" svg:y="0.917cm">
          <draw:image xlink:href="Pictures/10000000000004B00000028AD2E953CD240E7937.jpg" xlink:type="simple" xlink:show="embed" xlink:actuate="onLoad" loext:mime-type="image/jpeg">
            <text:p/>
          </draw:image>
        </draw:frame>
        <draw:frame draw:style-name="gr2" draw:text-style-name="P2" draw:layer="layout" svg:width="3.365cm" svg:height="3.365cm" svg:x="10.435cm" svg:y="12.235cm">
          <draw:image xlink:href="Pictures/100000000000009F0000009FA115DF39F3FAB512.jpg" xlink:type="simple" xlink:show="embed" xlink:actuate="onLoad" loext:mime-type="image/jpeg">
            <text:p/>
          </draw:image>
        </draw:frame>
        <draw:frame draw:style-name="gr3" draw:text-style-name="P1" draw:layer="layout" svg:width="1.804cm" svg:height="6.256cm" draw:transform="skewX (-0.000349065850398862) rotate (1.59627813387401) translate (9.246cm 18cm)">
          <draw:image xlink:href="Pictures/10000000000003B6000003B63FB444AC9682BA62.jpg" xlink:type="simple" xlink:show="embed" xlink:actuate="onLoad" loext:mime-type="image/jpeg">
            <text:p/>
          </draw:image>
        </draw:frame>
        <draw:frame draw:style-name="gr4" draw:text-style-name="P1" draw:layer="layout" svg:width="5.5cm" svg:height="4.899cm" svg:x="14.5cm" svg:y="5.301cm">
          <draw:image xlink:href="Pictures/10000000000001A9000000FDEED54827CC175F84.jpg" xlink:type="simple" xlink:show="embed" xlink:actuate="onLoad" loext:mime-type="image/jpeg">
            <text:p/>
          </draw:image>
        </draw:frame>
        <draw:frame draw:style-name="gr5" draw:text-style-name="P1" draw:layer="layout" svg:width="7.03cm" svg:height="4.349cm" svg:x="2.07cm" svg:y="15.181cm">
          <draw:image xlink:href="Pictures/1000000000000320000003206FDB3957F8A74BF0.jpg" xlink:type="simple" xlink:show="embed" xlink:actuate="onLoad" loext:mime-type="image/jpeg">
            <text:p/>
          </draw:image>
        </draw:frame>
        <draw:path draw:style-name="gr6" draw:text-style-name="P3" draw:layer="layout" svg:width="1.279cm" svg:height="0.547cm" svg:x="8.363cm" svg:y="16.489cm" svg:viewBox="0 0 1280 548" svg:d="M0 0c386 93 746 262 1097 444l183 104">
          <text:p/>
        </draw:path>
        <draw:path draw:style-name="gr7" draw:text-style-name="P3" draw:layer="layout" svg:width="7.845cm" svg:height="1.283cm" svg:x="8.232cm" svg:y="16.985cm" svg:viewBox="0 0 7846 1284" svg:d="M0 1281c305 0 611-17 915 0 273 16 536-43 810-27 260 15 522 0 784 0 277 0 557 0 836 0 278 0 558 0 836 0 269 0 540 0 810 0 261 0 523-17 784 0 270 17 524-82 784-130 304-56 548-218 836-314 236-78 791-557 157-705l-261-105h-53">
          <text:p/>
        </draw:path>
        <draw:path draw:style-name="gr7" draw:text-style-name="P3" draw:layer="layout" svg:width="6.144cm" svg:height="2.51cm" draw:transform="rotate (0.357268897883239) translate (9.30782541511915cm 8.70467177858075cm)" svg:viewBox="0 0 6145 2511" svg:d="M0 2228c270-2 535 54 798 103 259 47 507 203 771 176 292-29 642 48 845-243 173-248 425-417 665-588 242-171 326-442 519-643 195-203 293-511 569-625 295-122 488-421 849-408 293 11 569 124 865 72l264 43">
          <text:p/>
        </draw:path>
        <draw:path draw:style-name="gr6" draw:text-style-name="P3" draw:layer="layout" svg:width="5.644cm" svg:height="5.059cm" draw:transform="rotate (0.114319066005629) translate (9.4655990551083cm 6.53891199087686cm)" svg:viewBox="0 0 5645 5060" svg:d="M0 4992c263-20 523 94 782 62 285-34 604 32 834-167 215-184 307-474 402-743 96-270 144-558 277-809 132-249 125-518 270-758 147-243 221-521 353-775 130-251 250-507 400-743 171-269 363-549 658-688 281-133 581-229 878-320 257-78 530-53 791-15">
          <text:p/>
        </draw:path>
        <draw:path draw:style-name="gr8" draw:text-style-name="P3" draw:layer="layout" svg:width="4.833cm" svg:height="0.978cm" svg:x="10.166cm" svg:y="8.073cm" svg:viewBox="0 0 4834 979" svg:d="M0 968c268 42 527-44 784-104 268-61 523-170 784-262 273-96 535-224 810-313 276-89 539-221 836-235 261-12 520-63 784-53 268 11 540 0 810 0h26">
          <text:p/>
        </draw:path>
        <draw:path draw:style-name="gr9" draw:text-style-name="P3" draw:layer="layout" svg:width="4.425cm" svg:height="2.335cm" draw:transform="rotate (0.420275283880234) translate (10.2947501637894cm 7.18320333751553cm)" svg:viewBox="0 0 4426 2336" svg:d="M0 3c272-24 528 98 790 153 264 55 512 141 737 272 241 141 465 303 655 522 180 208 411 369 654 521 234 147 455 317 665 497 204 176 462 245 694 368l231-69">
          <text:p/>
        </draw:path>
        <draw:frame draw:style-name="gr10" draw:text-style-name="P1" draw:layer="layout" svg:width="5.8cm" svg:height="4.299cm" svg:x="21.2cm" svg:y="5.7cm">
          <draw:image xlink:href="Pictures/1000020100000139000000CEA295E11E259E4EBA.png" xlink:type="simple" xlink:show="embed" xlink:actuate="onLoad" loext:mime-type="image/png">
            <text:p/>
          </draw:image>
        </draw:frame>
        <draw:path draw:style-name="gr6" draw:text-style-name="P3" draw:layer="layout" svg:width="13.913cm" svg:height="5.671cm" draw:transform="rotate (3.03181144363935) translate (26.8992189201591cm 14.0396844137239cm)" svg:viewBox="0 0 13914 5672" svg:d="M12254 3757c280 4 552-58 829-118 375-81 505-444 683-706 169-249 128-550 146-831 20-300-161-552-346-750-230-246-588-295-905-347-304-50-599-104-892-218-320-125-596-99-895-243-272-132-589-146-888-191-280-43-565-61-851-91-307-32-618-33-927-55-321-24-634-105-958-105-310 0-622-23-929-82-297-57-593 22-889 46-302 24-610 38-908 100-290 60-554 208-835 302-271 91-505 261-774 374-282 119-510 273-771 401-302 149-517 433-799 615-267 172-479 394-754 555-292 171-528 476-570 800-36 281-27 533 37 811 60 255 22 526 86 779 70 274 101 586 348 776l324 69 265 24 79-8">
          <text:p/>
        </draw:path>
        <draw:path draw:style-name="gr11" draw:text-style-name="P3" draw:layer="layout" svg:width="3.716cm" svg:height="10.037cm" draw:transform="rotate (-1.21352742891166) translate (24.3898402025507cm 6.2474915121292cm)" svg:viewBox="0 0 3717 10038" svg:d="M0 9855c315-112 535 354 824 112 224-187 431-400 601-640 153-216 271-459 421-680 160-236 342-460 464-719 127-269 226-554 408-795 168-224 274-492 366-757 86-245 187-489 275-734 88-246 193-486 249-744 63-289 84-586 106-881 23-309-116-596-167-899-53-313-149-621-239-926-95-323-203-655-406-932-205-279-249-631-371-947l-7-282 67-31">
          <text:p/>
        </draw:path>
        <draw:path draw:style-name="gr6" draw:text-style-name="P3" draw:layer="layout" svg:width="4.62cm" svg:height="1.334cm" svg:x="8.31cm" svg:y="14.869cm" svg:viewBox="0 0 4621 1335" svg:d="M0 731c261 50 519 132 784 157 276 26 559-27 836 0 303 30 570 209 863 287 257 68 517 148 784 157 287 10 564-1 862-78 282-72 575-307 470-601l-182-262-105-261v-130">
          <text:p/>
        </draw:path>
        <draw:path draw:style-name="gr7" draw:text-style-name="P3" draw:layer="layout" svg:width="10.628cm" svg:height="2.445cm" draw:transform="rotate (2.9237755629409) translate (12.0831237512981cm 15.8716671710662cm)" svg:viewBox="0 0 10629 2446" svg:d="M9678 2445c262 4 585 6 749-246 165-255 243-576 181-869-55-262 30-527-143-772-182-256-432-496-760-528-285-28-576-52-856 2-275 53-540 70-813 74-314 3-624 2-938-7-304-8-610-36-913-12-291 23-580 44-870 59-311 15-613-20-933 19-288 34-581 17-864 83-263 61-525 143-797 150-275 7-553 12-830-4-331-19-610-244-939-247-286-2-554 161-782 334l-170-42">
          <text:p/>
        </draw:path>
        <draw:path draw:style-name="gr7" draw:text-style-name="P3" draw:layer="layout" svg:width="8.963cm" svg:height="8.551cm" svg:x="8.363cm" svg:y="10.583cm" svg:viewBox="0 0 8964 8552" svg:d="M0 8545c261 0 522 0 784 0 260 0 521 0 783 0 278 0 557 0 837 0 269 0 540 0 810 0 278 0 558 0 836 0 269 0 541 0 810 0s541 7 810 0c287-7 582 42 862-52 263-89 544-109 811-183 265-73 526-161 784-262 285-111 612-259 705-574 74-252 79-521 78-784-2-280 63-556 53-837-11-325-179-585-314-862-151-308-436-526-601-836-158-296-343-577-523-862-190-302-442-557-731-784-271-213-543-417-810-628-251-199-555-308-810-496-275-202-526-439-810-627-277-183-486-464-811-575-256-88-522-123-783-183h-262-183">
          <text:p/>
        </draw:path>
      </draw:page>
    </office:drawing>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as" draw:style="rectangular" draw:cx="50%" draw:cy="50%" draw:start-color="#cccccc" draw:end-color="#ffffff" draw:start-intensity="100%" draw:end-intensity="100%" draw:angle="0" draw:border="0%"/>
    <draw:gradient draw:name="Preenchido" draw:style="linear" draw:start-color="#ffffff" draw:end-color="#cccccc" draw:start-intensity="100%" draw:end-intensity="100%" draw:angle="300" draw:border="0%"/>
    <draw:gradient draw:name="Preenchido_20_amarelo" draw:display-name="Preenchido amarelo" draw:style="linear" draw:start-color="#ffde59" draw:end-color="#b47804" draw:start-intensity="100%" draw:end-intensity="100%" draw:angle="300" draw:border="0%"/>
    <draw:gradient draw:name="Preenchido_20_azul" draw:display-name="Preenchido azul" draw:style="linear" draw:start-color="#729fcf" draw:end-color="#355269" draw:start-intensity="100%" draw:end-intensity="100%" draw:angle="300" draw:border="0%"/>
    <draw:gradient draw:name="Preenchido_20_verde" draw:display-name="Preenchido verde" draw:style="linear" draw:start-color="#77bc65" draw:end-color="#127622" draw:start-intensity="100%" draw:end-intensity="100%" draw:angle="300" draw:border="0%"/>
    <draw:gradient draw:name="Preenchido_20_vermelho" draw:display-name="Preenchido vermelho" draw:style="linear" draw:start-color="#ff6d6d" draw:end-color="#c9211e"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pt" fo:country="B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to_20_sem_20_preenchimento_20_nem_20_linha" style:display-name="Objeto sem preenchimento nem linh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Preenchido"/>
    </style:style>
    <style:style style:name="Filled_20_Blue" style:display-name="Filled Blue" style:family="graphic" style:parent-style-name="Filled">
      <style:graphic-properties draw:fill-gradient-name="Preenchido_20_azul"/>
      <style:text-properties fo:color="#ffffff"/>
    </style:style>
    <style:style style:name="Filled_20_Green" style:display-name="Filled Green" style:family="graphic" style:parent-style-name="Filled">
      <style:graphic-properties draw:fill-gradient-name="Preenchido_20_verde"/>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reenchido_20_vermelho"/>
      <style:text-properties fo:color="#ffffff"/>
    </style:style>
    <style:style style:name="Filled_20_Yellow" style:display-name="Filled Yellow" style:family="graphic" style:parent-style-name="Filled">
      <style:graphic-properties draw:fill-gradient-name="Preenchido_20_amarelo"/>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adrão" style:page-layout-name="PM0" draw:style-name="Mdp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dc:date>2020-10-20T21:07:57.313000000</dc:date>
    <meta:editing-duration>PT8M29S</meta:editing-duration>
    <meta:editing-cycles>3</meta:editing-cycles>
    <meta:generator>LibreOffice/6.4.4.2$Windows_X86_64 LibreOffice_project/3d775be2011f3886db32dfd395a6a6d1ca2630ff</meta:generator>
    <meta:document-statistic meta:object-count="17"/>
  </office:meta>
</office:document-meta>
</file>